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06f" officeooo:paragraph-rsid="0014606f"/>
    </style:style>
    <style:style style:name="P2" style:family="paragraph" style:parent-style-name="Standard">
      <style:text-properties officeooo:rsid="0014606f" officeooo:paragraph-rsid="0015123f"/>
    </style:style>
    <style:style style:name="P3" style:family="paragraph" style:parent-style-name="Standard">
      <style:text-properties officeooo:rsid="0014606f" officeooo:paragraph-rsid="001570e3"/>
    </style:style>
    <style:style style:name="P4" style:family="paragraph" style:parent-style-name="Standard">
      <style:text-properties officeooo:rsid="0014606f" officeooo:paragraph-rsid="001aad2c"/>
    </style:style>
    <style:style style:name="P5" style:family="paragraph" style:parent-style-name="Standard">
      <style:text-properties officeooo:rsid="0014606f" officeooo:paragraph-rsid="0014606f"/>
    </style:style>
    <style:style style:name="P6" style:family="paragraph" style:parent-style-name="Standard">
      <style:text-properties officeooo:rsid="001ab45b" officeooo:paragraph-rsid="001ab45b"/>
    </style:style>
    <style:style style:name="P7" style:family="paragraph" style:parent-style-name="Standard">
      <style:text-properties officeooo:rsid="001c0f70" officeooo:paragraph-rsid="001c0f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DE31 Lab 1 </text:p>
      <text:p text:style-name="P1">Stian Lockhart Pedersen, stilo759</text:p>
      <text:p text:style-name="P1">David Albrekt, davan064</text:p>
      <text:p text:style-name="P1"/>
      <text:p text:style-name="P1">1.</text:p>
      <text:p text:style-name="P1">==&gt; part-00000 &lt;==</text:p>
      <text:p text:style-name="P1">(u'1950', 29.4)</text:p>
      <text:p text:style-name="P1">(u'1950', -42.0)</text:p>
      <text:p text:style-name="P1">(u'1951', -42.0)</text:p>
      <text:p text:style-name="P1">(u'1951', 28.5)</text:p>
      <text:p text:style-name="P1">(u'1952', -35.5)</text:p>
      <text:p text:style-name="P1">…………………………….</text:p>
      <text:p text:style-name="P1">==&gt; part-00031 &lt;==</text:p>
      <text:p text:style-name="P1">(u'2013', -40.7)</text:p>
      <text:p text:style-name="P1">(u'2013', 31.6)</text:p>
      <text:p text:style-name="P1">(u'2014', -42.5)</text:p>
      <text:p text:style-name="P1">(u'2014', 34.4)</text:p>
      <text:p text:style-name="P1"/>
      <text:p text:style-name="P1">2.</text:p>
      <text:p text:style-name="P6">Non – Distinc</text:p>
      <text:p text:style-name="P6">==&gt; part-00000 &lt;==</text:p>
      <text:p text:style-name="P6">(u'2014-12', 3)</text:p>
      <text:p text:style-name="P6">(u'2014-11', 8139)</text:p>
      <text:p text:style-name="P6">(u'2014-10', 42191)</text:p>
      <text:p text:style-name="P6">(u'2014-09', 86090)</text:p>
      <text:p text:style-name="P6">(u'2014-08', 124045)</text:p>
      <text:p text:style-name="P6">……………………..</text:p>
      <text:p text:style-name="P1">==&gt; part-00015 &lt;==</text:p>
      <text:p text:style-name="P1">(u'1954-01', 3)</text:p>
      <text:p text:style-name="P1">(u'1953-12', 231)</text:p>
      <text:p text:style-name="P1">(u'1953-11', 120)</text:p>
      <text:p text:style-name="P1">(u'1953-10', 5488)</text:p>
      <text:p text:style-name="P1">(u'1953-09', 9759)</text:p>
      <text:p text:style-name="P1"/>
      <text:p text:style-name="P1"/>
      <text:p text:style-name="P6">Distinct</text:p>
      <text:p text:style-name="P1">==&gt; part-00000 &lt;==</text:p>
      <text:p text:style-name="P1">(u'2014-12', 1)</text:p>
      <text:p text:style-name="P1">(u'2014-11', 158)</text:p>
      <text:p text:style-name="P1">(u'2014-10', 270)</text:p>
      <text:p text:style-name="P1">(u'2014-09', 296)</text:p>
      <text:p text:style-name="P1">(u'2014-08', 296)</text:p>
      <text:p text:style-name="P2">…………………………….</text:p>
      <text:p text:style-name="P1">==&gt; part-00015 &lt;==</text:p>
      <text:p text:style-name="P1">(u'1954-07', 119)</text:p>
      <text:p text:style-name="P1">(u'1954-06', 119)</text:p>
      <text:p text:style-name="P1">(u'1954-05', 119)</text:p>
      <text:p text:style-name="P1">(u'1954-04', 65)</text:p>
      <text:p text:style-name="P1">(u'1954-03', 34)</text:p>
      <text:p text:style-name="P1"/>
      <text:p text:style-name="P1">3.</text:p>
      <text:p text:style-name="P1">==&gt; part-00000 &lt;==</text:p>
      <text:p text:style-name="P1"><text:soft-page-break/>((u'2014-12', u'99450'), 1.9274193548387095)</text:p>
      <text:p text:style-name="P1">((u'2014-12', u'99280'), 2.314516129032258)</text:p>
      <text:p text:style-name="P1">((u'2014-12', u'99270'), 2.3645161290322583)</text:p>
      <text:p text:style-name="P1">((u'2014-12', u'98490'), -1.624193548387097)</text:p>
      <text:p text:style-name="P1">((u'2014-12', u'98290'), 0.5225806451612903)</text:p>
      <text:p text:style-name="P1"/>
      <text:p text:style-name="P3">…………………………….</text:p>
      <text:p text:style-name="P1">==&gt; part-00015 &lt;==</text:p>
      <text:p text:style-name="P1">((u'1965-01', u'54300'), 0.503225806451613)</text:p>
      <text:p text:style-name="P1">((u'1965-01', u'53650'), 0.12096774193548379)</text:p>
      <text:p text:style-name="P1">((u'1965-01', u'53640'), 0.8919354838709677)</text:p>
      <text:p text:style-name="P1">((u'1965-01', u'53630'), 0.9467741935483871)</text:p>
      <text:p text:style-name="P1">((u'1965-01', u'53560'), 0.19032258064516136)</text:p>
      <text:p text:style-name="P1"/>
      <text:p text:style-name="P1">4.</text:p>
      <text:p text:style-name="P7">There simply is none :(</text:p>
      <text:p text:style-name="P1"/>
      <text:p text:style-name="P1">5.</text:p>
      <text:p text:style-name="P1">==&gt; part-00000 &lt;==</text:p>
      <text:p text:style-name="P1">(u'2016-07', 0.0)</text:p>
      <text:p text:style-name="P1">(u'2016-06', 47.6625)</text:p>
      <text:p text:style-name="P1">(u'2016-05', 29.250000000000007)</text:p>
      <text:p text:style-name="P1">(u'2016-04', 26.900000000000006)</text:p>
      <text:p text:style-name="P1">(u'2016-03', 19.962500000000006)</text:p>
      <text:p text:style-name="P4">…………………………….</text:p>
      <text:p text:style-name="P4">==&gt; part-00004 &lt;==</text:p>
      <text:p text:style-name="P4">(u'1998-10', 53.41666666666671)</text:p>
      <text:p text:style-name="P4">(u'1998-09', 56.83333333333335)</text:p>
      <text:p text:style-name="P4">(u'1998-08', 86.46666666666663)</text:p>
      <text:p text:style-name="P4">(u'1998-07', 85.16666666666664)</text:p>
      <text:p text:style-name="P4">(u'1998-06', 88.88333333333333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3:26:30.061650606</meta:creation-date>
    <meta:editing-duration>PT47M37S</meta:editing-duration>
    <meta:editing-cycles>2</meta:editing-cycles>
    <meta:generator>LibreOffice/6.4.7.2$Linux_X86_64 LibreOffice_project/40$Build-2</meta:generator>
    <dc:date>2023-04-25T14:24:18.487572980</dc:date>
    <meta:document-statistic meta:table-count="0" meta:image-count="0" meta:object-count="0" meta:page-count="2" meta:paragraph-count="75" meta:word-count="166" meta:character-count="1572" meta:non-whitespace-character-count="1479"/>
  </office:meta>
</office:document-meta>
</file>